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draw:marker-end="Arrowheads_20_9" draw:marker-end-width="0.3cm" draw:fill="none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>
      <style:graphic-properties draw:fill-color="#3465a4" draw:textarea-horizontal-align="justify" draw:textarea-vertical-align="middle" draw:auto-grow-height="false" fo:min-height="0.874cm" fo:min-width="0.569cm" loext:decorative="false"/>
      <style:paragraph-properties style:writing-mode="lr-tb"/>
    </style:style>
    <style:style style:name="gr43" style:family="graphic" style:parent-style-name="objectwithoutfill">
      <style:graphic-properties svg:stroke-width="0.051cm" draw:marker-start-width="0.279cm" draw:marker-end="Arrowheads_20_42" draw:marker-end-width="0.381cm" draw:fill="none" draw:fill-color="#3465a4" fo:padding-top="0.15cm" fo:padding-bottom="0.15cm" fo:padding-left="0.33cm" fo:padding-right="0.275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loext:graphic-properties draw:fill-color="#3465a4"/>
      <style:paragraph-properties fo:text-align="center"/>
    </style:style>
    <style:style style:name="P14" style:family="paragraph">
      <loext:graphic-properties draw:fill="none" draw:fill-color="#3465a4"/>
      <style:paragraph-properties fo:text-align="center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 text:c="23"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 text:c="18"/></text:span><text:span text:style-name="T1">75</text:span></text:p>
            <text:p text:style-name="P5"><text:span text:style-name="T1">(directed weighted edge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yclic Undirected unweighte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cyclic Directed unweighte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yclic Undirected and Weighte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custom-shape draw:style-name="gr42" draw:text-style-name="P13" xml:id="id32" draw:id="id32" draw:layer="layout" svg:width="1.588cm" svg:height="1.588cm" draw:transform="skewX (-0.018151424220741) translate (3.54cm 2.905cm)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3" draw:id="id33" draw:layer="layout" svg:width="1.588cm" svg:height="1.588cm" draw:transform="skewX (-0.018151424220741) translate (7.667cm 2.27cm)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9" draw:id="id39" draw:layer="layout" svg:width="1.588cm" svg:height="1.588cm" draw:transform="skewX (-0.018151424220741) translate (12.718cm 9.255cm)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8" draw:id="id38" draw:layer="layout" svg:width="1.588cm" svg:height="1.588cm" draw:transform="skewX (-0.018151424220741) translate (2.24cm 6.079cm)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6" draw:id="id46" draw:layer="layout" svg:width="1.588cm" svg:height="1.588cm" draw:transform="skewX (-0.018151424220741) translate (14.017cm 5.127cm)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3" draw:id="id43" draw:layer="layout" svg:width="1.588cm" svg:height="1.588cm" draw:transform="skewX (-0.018151424220741) translate (14.335cm 13.382cm)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5" draw:id="id35" draw:layer="layout" svg:width="1.588cm" svg:height="1.588cm" draw:transform="skewX (-0.018151424220741) translate (4.145cm 12.43cm)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6" draw:id="id36" draw:layer="layout" svg:width="1.588cm" svg:height="1.588cm" draw:transform="skewX (-0.018151424220741) translate (2.905cm 16.874cm)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7" draw:id="id37" draw:layer="layout" svg:width="1.588cm" svg:height="1.588cm" draw:transform="skewX (-0.018151424220741) translate (6.368cm 8.937cm)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0" draw:id="id40" draw:layer="layout" svg:width="1.588cm" svg:height="1.588cm" draw:transform="skewX (-0.018151424220741) translate (9.572cm 12.43cm)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4" draw:id="id44" draw:layer="layout" svg:width="1.588cm" svg:height="1.588cm" draw:transform="skewX (-0.018151424220741) translate (17.163cm 9.89cm)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4" draw:id="id34" draw:layer="layout" svg:width="1.588cm" svg:height="1.588cm" draw:transform="skewX (-0.018151424220741) translate (7.767cm 6.079cm)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2" draw:id="id42" draw:layer="layout" svg:width="1.588cm" svg:height="1.588cm" draw:transform="skewX (-0.018151424220741) translate (8.908cm 14.97cm)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5" draw:id="id45" draw:layer="layout" svg:width="1.588cm" svg:height="1.588cm" draw:transform="skewX (-0.018151424220741) translate (18.462cm 14.652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1" draw:id="id41" draw:layer="layout" svg:width="1.588cm" svg:height="1.588cm" draw:transform="skewX (-0.018151424220741) translate (6.715cm 19.097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4" draw:layer="layout" draw:type="line" svg:x1="4.9cm" svg:y1="3.137cm" svg:x2="7.681cm" svg:y2="3.064cm" draw:start-shape="id32" draw:start-glue-point="11" draw:end-shape="id33" draw:end-glue-point="6" svg:d="M4900 3137l2781-73" svg:viewBox="0 0 2782 74">
          <text:p/>
        </draw:connector>
        <draw:connector draw:style-name="gr43" draw:text-style-name="P14" draw:layer="layout" draw:type="line" svg:x1="5.143cm" svg:y1="3.699cm" svg:x2="7.781cm" svg:y2="6.873cm" draw:start-shape="id32" draw:start-glue-point="10" draw:end-shape="id34" draw:end-glue-point="6" svg:d="M5143 3699l2638 3174" svg:viewBox="0 0 2639 3175">
          <text:p/>
        </draw:connector>
        <draw:connector draw:style-name="gr43" draw:text-style-name="P14" draw:layer="layout" draw:type="line" svg:x1="4.401cm" svg:y1="13.786cm" svg:x2="3.699cm" svg:y2="16.874cm" draw:start-shape="id35" draw:start-glue-point="7" draw:end-shape="id36" draw:end-glue-point="4" svg:d="M4401 13786l-702 3088" svg:viewBox="0 0 703 3089">
          <text:p/>
        </draw:connector>
        <draw:connector draw:style-name="gr43" draw:text-style-name="P14" draw:layer="layout" draw:type="line" svg:x1="6.382cm" svg:y1="9.731cm" svg:x2="3.062cm" svg:y2="7.667cm" draw:start-shape="id37" draw:start-glue-point="6" draw:end-shape="id38" draw:end-glue-point="8" svg:d="M6382 9731l-3320-2064" svg:viewBox="0 0 3321 2065">
          <text:p/>
        </draw:connector>
        <draw:connector draw:style-name="gr43" draw:text-style-name="P14" draw:layer="layout" draw:type="line" svg:x1="3.843cm" svg:y1="6.873cm" svg:x2="7.162cm" svg:y2="8.937cm" draw:start-shape="id38" draw:start-glue-point="10" draw:end-shape="id37" draw:end-glue-point="4" svg:d="M3843 6873l3319 2064" svg:viewBox="0 0 3320 2065">
          <text:p/>
        </draw:connector>
        <draw:connector draw:style-name="gr43" draw:text-style-name="P14" draw:layer="layout" draw:type="line" svg:x1="12.732cm" svg:y1="10.049cm" svg:x2="7.971cm" svg:y2="9.731cm" draw:start-shape="id39" draw:start-glue-point="6" draw:end-shape="id37" draw:end-glue-point="10" svg:d="M12732 10049l-4761-318" svg:viewBox="0 0 4762 319">
          <text:p/>
        </draw:connector>
        <draw:connector draw:style-name="gr43" draw:text-style-name="P14" draw:layer="layout" draw:type="line" svg:x1="12.974cm" svg:y1="10.611cm" svg:x2="10.932cm" svg:y2="12.662cm" draw:start-shape="id39" draw:start-glue-point="7" draw:end-shape="id40" draw:end-glue-point="11" svg:d="M12974 10611l-2042 2051" svg:viewBox="0 0 2043 2052">
          <text:p/>
        </draw:connector>
        <draw:connector draw:style-name="gr43" draw:text-style-name="P14" draw:layer="layout" draw:type="line" svg:x1="9.586cm" svg:y1="13.224cm" svg:x2="7.19cm" svg:y2="10.525cm" draw:start-shape="id40" draw:start-glue-point="6" draw:end-shape="id37" draw:end-glue-point="8" svg:d="M9586 13224l-2396-2699" svg:viewBox="0 0 2397 2700">
          <text:p/>
        </draw:connector>
        <draw:connector draw:style-name="gr43" draw:text-style-name="P14" draw:layer="layout" draw:type="line" svg:x1="8.075cm" svg:y1="19.329cm" svg:x2="9.73cm" svg:y2="16.558cm" draw:start-shape="id41" draw:start-glue-point="11" draw:end-shape="id42" draw:end-glue-point="8" svg:d="M8075 19329l1655-2771" svg:viewBox="0 0 1656 2772">
          <text:p/>
        </draw:connector>
        <draw:connector draw:style-name="gr43" draw:text-style-name="P14" draw:layer="layout" draw:type="line" svg:x1="15.695cm" svg:y1="13.614cm" svg:x2="17.419cm" svg:y2="11.246cm" draw:start-shape="id43" draw:start-glue-point="11" draw:end-shape="id44" draw:end-glue-point="7" svg:d="M15695 13614l1724-2368" svg:viewBox="0 0 1725 2369">
          <text:p/>
        </draw:connector>
        <draw:connector draw:style-name="gr43" draw:text-style-name="P14" draw:layer="layout" draw:type="line" svg:x1="18.543cm" svg:y1="11.246cm" svg:x2="19.256cm" svg:y2="14.652cm" draw:start-shape="id44" draw:start-glue-point="9" draw:end-shape="id45" draw:end-glue-point="4" svg:d="M18543 11246l713 3406" svg:viewBox="0 0 714 3407">
          <text:p/>
        </draw:connector>
        <draw:connector draw:style-name="gr43" draw:text-style-name="P14" draw:layer="layout" draw:type="line" svg:x1="17.399cm" svg:y1="10.122cm" svg:x2="14.321cm" svg:y2="10.049cm" draw:start-shape="id44" draw:start-glue-point="5" draw:end-shape="id39" draw:end-glue-point="10" svg:d="M17399 10122l-3078-73" svg:viewBox="0 0 3079 74">
          <text:p/>
        </draw:connector>
        <draw:connector draw:style-name="gr43" draw:text-style-name="P14" draw:layer="layout" draw:type="line" svg:x1="14.839cm" svg:y1="6.715cm" svg:x2="17.957cm" svg:y2="9.89cm" draw:start-shape="id46" draw:start-glue-point="8" draw:end-shape="id44" draw:end-glue-point="4" svg:d="M14839 6715l3118 3175" svg:viewBox="0 0 3119 3176">
          <text:p/>
        </draw:connector>
        <draw:connector draw:style-name="gr43" draw:text-style-name="P14" draw:layer="layout" draw:type="line" svg:x1="7.728cm" svg:y1="9.169cm" svg:x2="14.031cm" svg:y2="5.921cm" draw:start-shape="id37" draw:start-glue-point="11" draw:end-shape="id46" draw:end-glue-point="6" svg:d="M7728 9169l6303-3248" svg:viewBox="0 0 6304 3249">
          <text:p/>
        </draw:connector>
        <draw:connector draw:style-name="gr43" draw:text-style-name="P14" draw:layer="layout" draw:type="line" svg:x1="9.027cm" svg:y1="2.502cm" svg:x2="14.811cm" svg:y2="5.127cm" draw:start-shape="id33" draw:start-glue-point="11" draw:end-shape="id46" draw:end-glue-point="4" svg:d="M9027 2502l5784 2625" svg:viewBox="0 0 5785 2626">
          <text:p/>
        </draw:connector>
        <draw:connector draw:style-name="gr43" draw:text-style-name="P14" draw:layer="layout" draw:type="line" svg:x1="14.253cm" svg:y1="5.359cm" svg:x2="9.047cm" svg:y2="3.626cm" draw:start-shape="id46" draw:start-glue-point="5" draw:end-shape="id33" draw:end-glue-point="9" svg:d="M14253 5359l-5206-1733" svg:viewBox="0 0 5207 1734">
          <text:p/>
        </draw:connector>
        <draw:connector draw:style-name="gr43" draw:text-style-name="P14" draw:layer="layout" draw:type="line" svg:x1="8.003cm" svg:y1="6.311cm" svg:x2="7.923cm" svg:y2="3.626cm" draw:start-shape="id34" draw:start-glue-point="5" draw:end-shape="id33" draw:end-glue-point="7" svg:d="M8003 6311l-80-2685" svg:viewBox="0 0 81 2686">
          <text:p/>
        </draw:connector>
        <draw:connector draw:style-name="gr43" draw:text-style-name="P14" draw:layer="layout" draw:type="line" svg:x1="8.489cm" svg:y1="3.858cm" svg:x2="9.127cm" svg:y2="6.311cm" draw:start-shape="id33" draw:start-glue-point="8" draw:end-shape="id34" draw:end-glue-point="11" svg:d="M8489 3858l638 2453" svg:viewBox="0 0 639 2454">
          <text:p/>
        </draw:connector>
        <draw:connector draw:style-name="gr43" draw:text-style-name="P14" draw:layer="layout" draw:type="line" svg:x1="3.034cm" svg:y1="6.079cm" svg:x2="3.796cm" svg:y2="4.261cm" draw:start-shape="id38" draw:start-glue-point="4" draw:end-shape="id32" draw:end-glue-point="7" svg:d="M3034 6079l762-1818" svg:viewBox="0 0 763 1819">
          <text:p/>
        </draw:connector>
        <draw:connector draw:style-name="gr43" draw:text-style-name="P14" draw:layer="layout" draw:type="line" svg:x1="4.508cm" svg:y1="17.668cm" svg:x2="6.951cm" svg:y2="19.329cm" draw:start-shape="id36" draw:start-glue-point="10" draw:end-shape="id41" draw:end-glue-point="5" svg:d="M4508 17668l2443 1661" svg:viewBox="0 0 2444 1662">
          <text:p/>
        </draw:connector>
        <draw:connector draw:style-name="gr43" draw:text-style-name="P14" draw:layer="layout" draw:type="line" svg:x1="9.144cm" svg:y1="15.202cm" svg:x2="5.748cm" svg:y2="13.224cm" draw:start-shape="id42" draw:start-glue-point="5" draw:end-shape="id35" draw:end-glue-point="10" svg:d="M9144 15202l-3396-1978" svg:viewBox="0 0 3397 1979">
          <text:p/>
        </draw:connector>
        <draw:connector draw:style-name="gr43" draw:text-style-name="P14" draw:layer="layout" draw:type="line" svg:x1="15.715cm" svg:y1="14.738cm" svg:x2="18.476cm" svg:y2="15.446cm" draw:start-shape="id43" draw:start-glue-point="9" draw:end-shape="id45" draw:end-glue-point="6" svg:d="M15715 14738l2761 708" svg:viewBox="0 0 2762 70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4.2$MacOSX_AARCH64 LibreOffice_project/51a6219feb6075d9a4c46691dcfe0cd9c4fff3c2</meta:generator>
    <dc:date>2024-07-03T19:11:09.234712664</dc:date>
    <meta:editing-duration>PT1H57M35S</meta:editing-duration>
    <meta:editing-cycles>14</meta:editing-cycles>
    <meta:document-statistic meta:object-count="123"/>
  </office:meta>
</office:document-meta>
</file>